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X without accumulating more than X Dark Point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Defeat Ansem on Floor B1 without ever having upgraded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0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4:38:19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15T16:41:39.243000000</dc:date>
    <meta:editing-duration>P1DT20H34M13S</meta:editing-duration>
    <meta:editing-cycles>205</meta:editing-cycles>
    <meta:document-statistic meta:table-count="2" meta:cell-count="4651" meta:object-count="0"/>
  </office:meta>
</office:document-meta>
</file>